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281d" officeooo:paragraph-rsid="0013281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281d" officeooo:paragraph-rsid="0013281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23032" officeooo:paragraph-rsid="00223032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Bitstream Charter" fo:font-size="12pt" fo:font-weight="normal" officeooo:rsid="0013281d" officeooo:paragraph-rsid="0013281d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Bitstream Charter" fo:font-size="12pt" fo:font-weight="normal" officeooo:rsid="0013281d" officeooo:paragraph-rsid="0023d1f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Bitstream Charter" fo:font-size="12pt" fo:font-weight="normal" officeooo:rsid="0013281d" officeooo:paragraph-rsid="00259a1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itstream Charter" fo:font-size="12pt" fo:font-weight="normal" officeooo:rsid="00299a20" officeooo:paragraph-rsid="00299a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Charter" fo:font-size="12pt" fo:font-weight="bold" officeooo:rsid="00126431" officeooo:paragraph-rsid="001bc547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d63" style:font-weight-asian="bold" style:font-weight-complex="bold"/>
    </style:style>
    <style:style style:name="T3" style:family="text">
      <style:text-properties fo:font-weight="bold" officeooo:rsid="00165994" style:font-weight-asian="bold" style:font-weight-complex="bold"/>
    </style:style>
    <style:style style:name="T4" style:family="text">
      <style:text-properties fo:font-weight="bold" officeooo:rsid="0017c944" style:font-weight-asian="bold" style:font-weight-complex="bold"/>
    </style:style>
    <style:style style:name="T5" style:family="text">
      <style:text-properties fo:font-weight="bold" officeooo:rsid="00183ce6" style:font-weight-asian="bold" style:font-weight-complex="bold"/>
    </style:style>
    <style:style style:name="T6" style:family="text">
      <style:text-properties fo:font-weight="bold" officeooo:rsid="001af0f3" style:font-weight-asian="bold" style:font-weight-complex="bold"/>
    </style:style>
    <style:style style:name="T7" style:family="text">
      <style:text-properties fo:font-weight="bold" officeooo:rsid="001bc547" style:font-weight-asian="bold" style:font-weight-complex="bold"/>
    </style:style>
    <style:style style:name="T8" style:family="text">
      <style:text-properties fo:font-weight="bold" officeooo:rsid="001cc81f" style:font-weight-asian="bold" style:font-weight-complex="bold"/>
    </style:style>
    <style:style style:name="T9" style:family="text">
      <style:text-properties fo:font-weight="bold" officeooo:rsid="001d24bc" style:font-weight-asian="bold" style:font-weight-complex="bold"/>
    </style:style>
    <style:style style:name="T10" style:family="text">
      <style:text-properties fo:font-weight="bold" officeooo:rsid="002aa505" style:font-weight-asian="bold" style:font-weight-complex="bold"/>
    </style:style>
    <style:style style:name="T11" style:family="text">
      <style:text-properties officeooo:rsid="0014cd63"/>
    </style:style>
    <style:style style:name="T12" style:family="text">
      <style:text-properties officeooo:rsid="00165994"/>
    </style:style>
    <style:style style:name="T13" style:family="text">
      <style:text-properties officeooo:rsid="0017c944"/>
    </style:style>
    <style:style style:name="T14" style:family="text">
      <style:text-properties officeooo:rsid="00183ce6"/>
    </style:style>
    <style:style style:name="T15" style:family="text">
      <style:text-properties officeooo:rsid="001af0f3"/>
    </style:style>
    <style:style style:name="T16" style:family="text">
      <style:text-properties officeooo:rsid="001bc547"/>
    </style:style>
    <style:style style:name="T17" style:family="text">
      <style:text-properties fo:font-weight="normal" officeooo:rsid="00169761" style:font-weight-asian="normal" style:font-weight-complex="normal"/>
    </style:style>
    <style:style style:name="T18" style:family="text">
      <style:text-properties fo:font-weight="normal" officeooo:rsid="0018073a" style:font-weight-asian="normal" style:font-weight-complex="normal"/>
    </style:style>
    <style:style style:name="T19" style:family="text">
      <style:text-properties fo:font-weight="normal" officeooo:rsid="001437d4" style:font-weight-asian="normal" style:font-weight-complex="normal"/>
    </style:style>
    <style:style style:name="T20" style:family="text">
      <style:text-properties fo:font-weight="normal" officeooo:rsid="0015b302" style:font-weight-asian="normal" style:font-weight-complex="normal"/>
    </style:style>
    <style:style style:name="T21" style:family="text">
      <style:text-properties officeooo:rsid="0018073a"/>
    </style:style>
    <style:style style:name="T22" style:family="text">
      <style:text-properties officeooo:rsid="0015b302"/>
    </style:style>
    <style:style style:name="T23" style:family="text">
      <style:text-properties officeooo:rsid="00169761"/>
    </style:style>
    <style:style style:name="T24" style:family="text">
      <style:text-properties officeooo:rsid="001cc81f"/>
    </style:style>
    <style:style style:name="T25" style:family="text">
      <style:text-properties officeooo:rsid="001d24bc"/>
    </style:style>
    <style:style style:name="T26" style:family="text">
      <style:text-properties officeooo:rsid="002aa5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pictures</text:p>
      <text:p text:style-name="P1"/>
      <text:p text:style-name="P2"/>
      <text:p text:style-name="P3">Unsolved</text:p>
      <text:list xml:id="list6020542577930383119" text:style-name="L1">
        <text:list-item>
          <text:p text:style-name="P4">“<text:span text:style-name="T8">Logging into SuiteCRM</text:span><text:span text:style-name="T24">” - my instance has no language select</text:span></text:p>
        </text:list-item>
        <text:list-item>
          <text:p text:style-name="P4">“<text:span text:style-name="T9">Themes Tab</text:span><text:span text:style-name="T25">” - Themes tab not there</text:span></text:p>
        </text:list-item>
        <text:list-item>
          <text:p text:style-name="P4">“<text:span text:style-name="T2">Advanced Module Search</text:span><text:span text:style-name="T11">” - “Layout options button no longer there”</text:span></text:p>
        </text:list-item>
        <text:list-item>
          <text:p text:style-name="P4">“<text:span text:style-name="T3">Campaign Wizard Summary</text:span><text:span text:style-name="T12">” - Unable to finish newsletter, unable to choose an option in the required field “Bounce Handling Account”</text:span></text:p>
        </text:list-item>
        <text:list-item>
          <text:p text:style-name="P4">“<text:span text:style-name="T3">Campaign Response Tracking</text:span><text:span text:style-name="T12">” - Graph has no results</text:span></text:p>
        </text:list-item>
        <text:list-item>
          <text:p text:style-name="P4">“<text:span text:style-name="T3">Campaign ROI Tracking</text:span><text:span text:style-name="T12">” - Graph not showing up</text:span></text:p>
        </text:list-item>
        <text:list-item>
          <text:p text:style-name="P4">“<text:span text:style-name="T4">PDF Templates</text:span><text:span text:style-name="T13">” - Generate letter button not there</text:span></text:p>
        </text:list-item>
        <text:list-item>
          <text:p text:style-name="P5">“<text:span text:style-name="T5">Actions</text:span><text:span text:style-name="T14">” - Record Email field not there ←---FIXED</text:span></text:p>
        </text:list-item>
        <text:list-item>
          <text:p text:style-name="P6">“<text:span text:style-name="T6">Example</text:span><text:span text:style-name="T15">” When trying to create the WorkFlow, the required parameters aren’t in the dropdown menu so I can’t apply them</text:span></text:p>
        </text:list-item>
        <text:list-item>
          <text:p text:style-name="P6">“<text:span text:style-name="T7">Installation and configuration</text:span><text:span text:style-name="T16">” - Unsure how to access the Joomla AOP component</text:span></text:p>
        </text:list-item>
        <text:list-item>
          <text:p text:style-name="P6">“<text:span text:style-name="T7">Using Advanced OpenPortal</text:span><text:span text:style-name="T16">” </text:span></text:p>
        </text:list-item>
        <text:list-item>
          <text:p text:style-name="P7">“<text:span text:style-name="T1">Charts</text:span>” - Tried to make a chart, isn’t showing up</text:p>
        </text:list-item>
        <text:list-item>
          <text:p text:style-name="P7">“<text:span text:style-name="T1">Reports Charts Dashlets</text:span>” </text:p>
        </text:list-item>
        <text:list-item>
          <text:p text:style-name="P7">“<text:span text:style-name="T10">Scheduled Reports</text:span><text:span text:style-name="T26">” - “Last run” field not displaying</text:span></text:p>
        </text:list-item>
      </text:list>
      <text:p text:style-name="P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0:02:10.570671932</meta:creation-date>
    <dc:date>2017-10-20T10:43:52.697095827</dc:date>
    <meta:editing-duration>PT1H4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53" meta:character-count="883" meta:non-whitespace-character-count="759"/>
  </office:meta>
</office:document-meta>
</file>